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table:style-name="Default" office:value-type="string" calcext:value-type="string">
            <text:p>country</text:p>
          </table:table-cell>
          <table:table-cell table:style-name="ce2" office:value-type="string" calcext:value-type="string">
            <text:p>estimate</text:p>
          </table:table-cell>
          <table:table-cell table:style-name="ce4" office:value-type="string" calcext:value-type="string">
            <text:p>lower CI</text:p>
          </table:table-cell>
          <table:table-cell table:style-name="ce4" office:value-type="string" calcext:value-type="string">
            <text:p>upper CI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272400" calcext:value-type="float">
            <text:p>272,400</text:p>
          </table:table-cell>
          <table:table-cell office:value-type="float" office:value="247600" calcext:value-type="float">
            <text:p>247,600</text:p>
          </table:table-cell>
          <table:table-cell office:value-type="float" office:value="297100" calcext:value-type="float">
            <text:p>297,100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30600" calcext:value-type="float">
            <text:p>230,600</text:p>
          </table:table-cell>
          <table:table-cell office:value-type="float" office:value="206200" calcext:value-type="float">
            <text:p>206,200</text:p>
          </table:table-cell>
          <table:table-cell office:value-type="float" office:value="254900" calcext:value-type="float">
            <text:p>254,900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25700" calcext:value-type="float">
            <text:p>25,700</text:p>
          </table:table-cell>
          <table:table-cell office:value-type="float" office:value="23200" calcext:value-type="float">
            <text:p>23,200</text:p>
          </table:table-cell>
          <table:table-cell office:value-type="float" office:value="28100" calcext:value-type="float">
            <text:p>28,100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11000" calcext:value-type="float">
            <text:p>11,000</text:p>
          </table:table-cell>
          <table:table-cell office:value-type="float" office:value="9600" calcext:value-type="float">
            <text:p>9,600</text:p>
          </table:table-cell>
          <table:table-cell office:value-type="float" office:value="12400" calcext:value-type="float">
            <text:p>12,400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5200" calcext:value-type="float">
            <text:p>5,200</text:p>
          </table:table-cell>
          <table:table-cell office:value-type="float" office:value="4100" calcext:value-type="float">
            <text:p>4,100</text:p>
          </table:table-cell>
          <table:table-cell office:value-type="float" office:value="6200" calcext:value-type="float">
            <text:p>6,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1:24:02.752705895</meta:creation-date>
    <dc:date>2024-06-17T11:25:35.409366318</dc:date>
    <meta:editing-duration>PT1M33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